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text-properties style:font-name="Times New Roman" fo:font-size="14pt" officeooo:paragraph-rsid="00042a9b" style:font-size-asian="14pt" style:font-size-complex="14pt"/>
    </style:style>
    <style:style style:name="P2" style:family="paragraph" style:parent-style-name="Standard" style:list-style-name="">
      <style:paragraph-properties fo:break-before="page"/>
      <style:text-properties style:font-name="Times New Roman" fo:font-size="14pt" officeooo:rsid="0004f549" officeooo:paragraph-rsid="0004f549" style:font-size-asian="14pt" style:font-size-complex="14pt"/>
    </style:style>
    <style:style style:name="P3" style:family="paragraph" style:parent-style-name="Standard" style:list-style-name="">
      <style:text-properties style:font-name="Times New Roman" fo:font-size="14pt" officeooo:rsid="0004f549" officeooo:paragraph-rsid="0004f549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042a9b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4pt" officeooo:paragraph-rsid="00042a9b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style:font-name="Times New Roman" fo:font-size="14pt" officeooo:paragraph-rsid="00042a9b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.212cm" style:contextual-spacing="false" fo:line-height="115%" fo:text-align="end" style:justify-single-word="false"/>
      <style:text-properties style:font-name="Times New Roman" fo:font-size="14pt" officeooo:paragraph-rsid="00042a9b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Times New Roman" fo:font-size="14pt" officeooo:paragraph-rsid="00042a9b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style:font-name="Times New Roman" fo:font-size="14pt" officeooo:rsid="000fcd94" officeooo:paragraph-rsid="00042a9b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style:font-name="Times New Roman" fo:font-size="14pt" fo:language="ru" fo:country="RU" officeooo:paragraph-rsid="00042a9b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Times New Roman" fo:font-size="14pt" fo:language="ru" fo:country="RU" officeooo:rsid="0013ec0d" officeooo:paragraph-rsid="00042a9b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Times New Roman" fo:font-size="14pt" fo:language="ru" fo:country="RU" officeooo:rsid="000fe610" officeooo:paragraph-rsid="00042a9b" style:font-name-asian="Times New Roman1" style:font-size-asian="14pt" style:font-name-complex="Times New Roman1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2a9b"/>
    </style:style>
    <style:style style:name="T3" style:family="text">
      <style:text-properties fo:language="ru" fo:country="RU"/>
    </style:style>
    <style:style style:name="T4" style:family="text">
      <style:text-properties officeooo:rsid="00042a9b"/>
    </style:style>
    <style:style style:name="T5" style:family="text">
      <style:text-properties officeooo:rsid="0004f54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науки и высшего образования Российской Федерации</text:p>
      <text:p text:style-name="P5">Федеральное государственное бюджетное образовательное</text:p>
      <text:p text:style-name="P4">учреждение высшего образования</text:p>
      <text:p text:style-name="P5">«Рязанский государственный радиотехнический университет</text:p>
      <text:p text:style-name="P5"><text:s/>им. В.Ф. Уткина»</text:p>
      <text:p text:style-name="P5"/>
      <text:p text:style-name="P6">Кафедра ЭВМ</text:p>
      <text:p text:style-name="P6"/>
      <text:p text:style-name="P6"/>
      <text:p text:style-name="P6"/>
      <text:p text:style-name="P9">Технологии проектирования информационных систем</text:p>
      <text:p text:style-name="P6"><text:span text:style-name="T3">Практическое</text:span><text:span text:style-name="T1"> </text:span><text:span text:style-name="T3">занятие</text:span><text:span text:style-name="T1"> №</text:span><text:span text:style-name="T2">2</text:span><text:span text:style-name="T1">. </text:span></text:p>
      <text:p text:style-name="P10"><text:s/><text:span text:style-name="T4">Выбор </text:span><text:span text:style-name="T5">методологии разработки ПО</text:span></text:p>
      <text:p text:style-name="P6"/>
      <text:p text:style-name="P7"/>
      <text:p text:style-name="P7"/>
      <text:p text:style-name="P8">Выполнили:</text:p>
      <text:p text:style-name="P11">ст. гр. 3840М</text:p>
      <text:p text:style-name="P11">Зотов С. С.</text:p>
      <text:p text:style-name="P8"/>
      <text:p text:style-name="P5"/>
      <text:p text:style-name="P5"/>
      <text:p text:style-name="P8">Проверил:</text:p>
      <text:p text:style-name="P12">ст. п. Бастрычкин А. С.</text:p>
      <text:p text:style-name="P6"/>
      <text:p text:style-name="P6"/>
      <text:p text:style-name="P6"/>
      <text:p text:style-name="P6"/>
      <text:p text:style-name="P6"/>
      <text:p text:style-name="P6">Рязань, 2023</text:p>
      <text:h text:style-name="P1" text:outline-level="1"/>
      <text:h text:style-name="P2" text:outline-level="1">Организация «Улей» ожидает ввода в промышленное пользование «СППР Улей» через 16 месяцев. <text:span text:style-name="T3">На данный момент полный список требований к системе не может быть определён за счет динамичной предметной области и <text:s/>отсутствием полноты требований к системе и <text:s/>функциям в ней, а так же данные для этих функций не полностью определены либо могут меняться по различным причинам. Для полного определения требований требуется возможность работы с промежуточными результатами разработки ПО. </text:span></text:h>
      <text:h text:style-name="P3" text:outline-level="1">Исходя из выше описанного становится понятно что, требования к системе не полные, и будут меняться во время реализации проекта. Объём работ на начальном этапе разработки довольно большой при умеренных сроках его выполнения. <text:s/>Система будет выполняться и внедряться поэтапно с тем как будут реализованы функции системы. <text:s/>При этом на каждом этапе система должна быть рабочий и выполнять запланированный в ней функционал. </text:h>
      <text:h text:style-name="P3" text:outline-level="1"/>
      <text:h text:style-name="P3" text:outline-level="1"/>
      <text:h text:style-name="P2" text:outline-level="1">Организация планирует выделить на проект 5 программистов для реализации проекта в программном коде, <text:s/>2х инженеров по качеству для тестирования проекта, 2х системных инженеров для обеспечения сред для разработки тестирования и эксплуатации ИС, 1го бизнес аналитика для сбора описания и формализации требований, 1-го системного аналитика для создания технического задания на основе собранных требований, 1-го <text:span text:style-name="T1">BI </text:span><text:span text:style-name="T3">инженера для подбора и описания моделей для работы системы СППР, 1-го системного архитектора для построения архитектуры приложения и требований для её функционирования, 1-го архитектора БД и ХД(Хранилища данных) для создания Базы данных и хранилища данных для метрик и измерений. 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6:55:14.525000000</meta:creation-date>
    <dc:date>2023-10-09T17:28:16.204000000</dc:date>
    <meta:editing-duration>PT33M1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18" meta:word-count="269" meta:character-count="1993" meta:non-whitespace-character-count="1731"/>
  </office:meta>
</office:document-meta>
</file>